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AC0000006DBA3E4443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umnst777 Lt BT" svg:font-family="'Humnst777 Lt BT', 'Times New Roman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HG Mincho Light J" svg:font-family="'HG Mincho Light J', 'Times New Roman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6.8542in" table:align="left" style:writing-mode="lr-tb"/>
    </style:style>
    <style:style style:name="Tabla1.A" style:family="table-column">
      <style:table-column-properties style:column-width="1.3069in"/>
    </style:style>
    <style:style style:name="Tabla1.B" style:family="table-column">
      <style:table-column-properties style:column-width="0.9049in"/>
    </style:style>
    <style:style style:name="Tabla1.C" style:family="table-column">
      <style:table-column-properties style:column-width="0.6326in"/>
    </style:style>
    <style:style style:name="Tabla1.D" style:family="table-column">
      <style:table-column-properties style:column-width="0.9021in"/>
    </style:style>
    <style:style style:name="Tabla1.E" style:family="table-column">
      <style:table-column-properties style:column-width="1.1208in"/>
    </style:style>
    <style:style style:name="Tabla1.F" style:family="table-column">
      <style:table-column-properties style:column-width="0.9938in"/>
    </style:style>
    <style:style style:name="Tabla1.G" style:family="table-column">
      <style:table-column-properties style:column-width="0.9931in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ccccff" style:border-line-width-left="0.0208in 0.0139in 0.0104in" style:border-line-width-top="0.0208in 0.0139in 0.0104in" style:border-line-width-bottom="0.0208in 0.0139in 0.0104in" fo:padding="0.0417in" fo:border-left="0.75pt double #000080" fo:border-right="none" fo:border-top="0.75pt double #000080" fo:border-bottom="0.75pt double #000080" style:writing-mode="lr-tb">
        <style:background-image/>
      </style:table-cell-properties>
    </style:style>
    <style:style style:name="Tabla1.G1" style:family="table-cell">
      <style:table-cell-properties style:vertical-align="top" fo:background-color="#ccccff" style:border-line-width="0.0208in 0.0139in 0.0104in" fo:padding="0.0417in" fo:border="0.75pt double #000080" style:writing-mode="lr-tb">
        <style:background-image/>
      </style:table-cell-properties>
    </style:style>
    <style:style style:name="Tabla1.A2" style:family="table-cell">
      <style:table-cell-properties style:vertical-align="top" style:border-line-width-left="0.0208in 0.0139in 0.0104in" style:border-line-width-top="0.0208in 0.0139in 0.0104in" style:border-line-width-bottom="0.0208in 0.0139in 0.0104in" fo:padding="0.0417in" fo:border-left="0.75pt double #000080" fo:border-right="none" fo:border-top="0.75pt double #000080" fo:border-bottom="0.75pt double #000080" style:writing-mode="lr-tb"/>
    </style:style>
    <style:style style:name="Tabla1.B2" style:family="table-cell">
      <style:table-cell-properties style:vertical-align="top" style:border-line-width-left="0.0208in 0.0139in 0.0104in" style:border-line-width-top="0.0208in 0.0139in 0.0104in" style:border-line-width-bottom="0.0208in 0.0139in 0.0104in" fo:padding="0.0417in" fo:border-left="0.75pt double #000080" fo:border-right="none" fo:border-top="0.75pt double #000080" fo:border-bottom="0.75pt double #000080" style:writing-mode="lr-tb"/>
    </style:style>
    <style:style style:name="Tabla1.C2" style:family="table-cell">
      <style:table-cell-properties style:vertical-align="top" style:border-line-width-left="0.0208in 0.0139in 0.0104in" style:border-line-width-top="0.0208in 0.0139in 0.0104in" style:border-line-width-bottom="0.0208in 0.0139in 0.0104in" fo:padding="0.0417in" fo:border-left="0.75pt double #000080" fo:border-right="none" fo:border-top="0.75pt double #000080" fo:border-bottom="0.75pt double #000080" style:writing-mode="lr-tb"/>
    </style:style>
    <style:style style:name="Tabla1.D2" style:family="table-cell">
      <style:table-cell-properties style:vertical-align="top" style:border-line-width-left="0.0208in 0.0139in 0.0104in" style:border-line-width-top="0.0208in 0.0139in 0.0104in" style:border-line-width-bottom="0.0208in 0.0139in 0.0104in" fo:padding="0.0417in" fo:border-left="0.75pt double #000080" fo:border-right="none" fo:border-top="0.75pt double #000080" fo:border-bottom="0.75pt double #000080" style:writing-mode="lr-tb"/>
    </style:style>
    <style:style style:name="Tabla1.E2" style:family="table-cell">
      <style:table-cell-properties style:vertical-align="top" style:border-line-width-left="0.0208in 0.0139in 0.0104in" style:border-line-width-top="0.0208in 0.0139in 0.0104in" style:border-line-width-bottom="0.0208in 0.0139in 0.0104in" fo:padding="0.0417in" fo:border-left="0.75pt double #000080" fo:border-right="none" fo:border-top="0.75pt double #000080" fo:border-bottom="0.75pt double #000080" style:writing-mode="lr-tb"/>
    </style:style>
    <style:style style:name="Tabla1.F2" style:family="table-cell">
      <style:table-cell-properties style:vertical-align="top" style:border-line-width-left="0.0208in 0.0139in 0.0104in" style:border-line-width-top="0.0208in 0.0139in 0.0104in" style:border-line-width-bottom="0.0208in 0.0139in 0.0104in" fo:padding="0.0417in" fo:border-left="0.75pt double #000080" fo:border-right="none" fo:border-top="0.75pt double #000080" fo:border-bottom="0.75pt double #000080" style:writing-mode="lr-tb"/>
    </style:style>
    <style:style style:name="Tabla1.G2" style:family="table-cell">
      <style:table-cell-properties style:vertical-align="top" style:border-line-width="0.0208in 0.0139in 0.0104in" fo:padding="0.0417in" fo:border="0.75pt double #000080" style:writing-mode="lr-tb"/>
    </style:style>
    <style:style style:name="Tabla1.A3" style:family="table-cell">
      <style:table-cell-properties style:vertical-align="top" style:border-line-width-left="0.0208in 0.0139in 0.0104in" style:border-line-width-top="0.0208in 0.0139in 0.0104in" style:border-line-width-bottom="0.0208in 0.0139in 0.0104in" fo:padding="0.0417in" fo:border-left="0.75pt double #000080" fo:border-right="none" fo:border-top="0.75pt double #000080" fo:border-bottom="0.75pt double #000080" style:writing-mode="lr-tb"/>
    </style:style>
    <style:style style:name="Tabla1.B3" style:family="table-cell">
      <style:table-cell-properties style:vertical-align="top" style:border-line-width-left="0.0208in 0.0139in 0.0104in" style:border-line-width-top="0.0208in 0.0139in 0.0104in" style:border-line-width-bottom="0.0208in 0.0139in 0.0104in" fo:padding="0.0417in" fo:border-left="0.75pt double #000080" fo:border-right="none" fo:border-top="0.75pt double #000080" fo:border-bottom="0.75pt double #000080" style:writing-mode="lr-tb"/>
    </style:style>
    <style:style style:name="Tabla1.C3" style:family="table-cell">
      <style:table-cell-properties style:vertical-align="top" style:border-line-width-left="0.0208in 0.0139in 0.0104in" style:border-line-width-top="0.0208in 0.0139in 0.0104in" style:border-line-width-bottom="0.0208in 0.0139in 0.0104in" fo:padding="0.0417in" fo:border-left="0.75pt double #000080" fo:border-right="none" fo:border-top="0.75pt double #000080" fo:border-bottom="0.75pt double #000080" style:writing-mode="lr-tb"/>
    </style:style>
    <style:style style:name="Tabla1.D3" style:family="table-cell">
      <style:table-cell-properties style:vertical-align="top" style:border-line-width-left="0.0208in 0.0139in 0.0104in" style:border-line-width-top="0.0208in 0.0139in 0.0104in" style:border-line-width-bottom="0.0208in 0.0139in 0.0104in" fo:padding="0.0417in" fo:border-left="0.75pt double #000080" fo:border-right="none" fo:border-top="0.75pt double #000080" fo:border-bottom="0.75pt double #000080" style:writing-mode="lr-tb"/>
    </style:style>
    <style:style style:name="Tabla1.E3" style:family="table-cell">
      <style:table-cell-properties style:vertical-align="top" style:border-line-width-left="0.0208in 0.0139in 0.0104in" style:border-line-width-top="0.0208in 0.0139in 0.0104in" style:border-line-width-bottom="0.0208in 0.0139in 0.0104in" fo:padding="0.0417in" fo:border-left="0.75pt double #000080" fo:border-right="none" fo:border-top="0.75pt double #000080" fo:border-bottom="0.75pt double #000080" style:writing-mode="lr-tb"/>
    </style:style>
    <style:style style:name="Tabla1.F3" style:family="table-cell">
      <style:table-cell-properties style:vertical-align="top" style:border-line-width-left="0.0208in 0.0139in 0.0104in" style:border-line-width-top="0.0208in 0.0139in 0.0104in" style:border-line-width-bottom="0.0208in 0.0139in 0.0104in" fo:padding="0.0417in" fo:border-left="0.75pt double #000080" fo:border-right="none" fo:border-top="0.75pt double #000080" fo:border-bottom="0.75pt double #000080" style:writing-mode="lr-tb"/>
    </style:style>
    <style:style style:name="Tabla1.G3" style:family="table-cell">
      <style:table-cell-properties style:vertical-align="top" style:border-line-width="0.0208in 0.0139in 0.0104in" fo:padding="0.0417in" fo:border="0.75pt double #000080" style:writing-mode="lr-tb"/>
    </style:style>
    <style:style style:name="Tabla1.A4" style:family="table-cell">
      <style:table-cell-properties style:vertical-align="top" style:border-line-width-left="0.0208in 0.0139in 0.0104in" style:border-line-width-top="0.0208in 0.0139in 0.0104in" style:border-line-width-bottom="0.0208in 0.0139in 0.0104in" fo:padding="0.0417in" fo:border-left="0.75pt double #000080" fo:border-right="none" fo:border-top="0.75pt double #000080" fo:border-bottom="0.75pt double #000080" style:writing-mode="lr-tb"/>
    </style:style>
    <style:style style:name="Tabla1.B4" style:family="table-cell">
      <style:table-cell-properties style:vertical-align="top" style:border-line-width-left="0.0208in 0.0139in 0.0104in" style:border-line-width-top="0.0208in 0.0139in 0.0104in" style:border-line-width-bottom="0.0208in 0.0139in 0.0104in" fo:padding="0.0417in" fo:border-left="0.75pt double #000080" fo:border-right="none" fo:border-top="0.75pt double #000080" fo:border-bottom="0.75pt double #000080" style:writing-mode="lr-tb"/>
    </style:style>
    <style:style style:name="Tabla1.C4" style:family="table-cell">
      <style:table-cell-properties style:vertical-align="top" style:border-line-width-left="0.0208in 0.0139in 0.0104in" style:border-line-width-top="0.0208in 0.0139in 0.0104in" style:border-line-width-bottom="0.0208in 0.0139in 0.0104in" fo:padding="0.0417in" fo:border-left="0.75pt double #000080" fo:border-right="none" fo:border-top="0.75pt double #000080" fo:border-bottom="0.75pt double #000080" style:writing-mode="lr-tb"/>
    </style:style>
    <style:style style:name="Tabla1.D4" style:family="table-cell">
      <style:table-cell-properties style:vertical-align="top" style:border-line-width-left="0.0208in 0.0139in 0.0104in" style:border-line-width-top="0.0208in 0.0139in 0.0104in" style:border-line-width-bottom="0.0208in 0.0139in 0.0104in" fo:padding="0.0417in" fo:border-left="0.75pt double #000080" fo:border-right="none" fo:border-top="0.75pt double #000080" fo:border-bottom="0.75pt double #000080" style:writing-mode="lr-tb"/>
    </style:style>
    <style:style style:name="Tabla1.E4" style:family="table-cell">
      <style:table-cell-properties style:vertical-align="top" style:border-line-width-left="0.0208in 0.0139in 0.0104in" style:border-line-width-top="0.0208in 0.0139in 0.0104in" style:border-line-width-bottom="0.0208in 0.0139in 0.0104in" fo:padding="0.0417in" fo:border-left="0.75pt double #000080" fo:border-right="none" fo:border-top="0.75pt double #000080" fo:border-bottom="0.75pt double #000080" style:writing-mode="lr-tb"/>
    </style:style>
    <style:style style:name="Tabla1.F4" style:family="table-cell">
      <style:table-cell-properties style:vertical-align="top" style:border-line-width-left="0.0208in 0.0139in 0.0104in" style:border-line-width-top="0.0208in 0.0139in 0.0104in" style:border-line-width-bottom="0.0208in 0.0139in 0.0104in" fo:padding="0.0417in" fo:border-left="0.75pt double #000080" fo:border-right="none" fo:border-top="0.75pt double #000080" fo:border-bottom="0.75pt double #000080" style:writing-mode="lr-tb"/>
    </style:style>
    <style:style style:name="Tabla1.G4" style:family="table-cell">
      <style:table-cell-properties style:vertical-align="top" style:border-line-width="0.0208in 0.0139in 0.0104in" fo:padding="0.0417in" fo:border="0.75pt double #000080" style:writing-mode="lr-tb"/>
    </style:style>
    <style:style style:name="P1" style:family="paragraph" style:parent-style-name="Standard">
      <style:text-properties fo:font-size="12pt" fo:font-weight="bold" style:font-size-asian="12pt" style:font-weight-asian="bold" style:font-name-complex="Arial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3" style:family="paragraph" style:parent-style-name="Standard" style:list-style-name="WW8Num2">
      <style:paragraph-properties fo:line-height="100%"/>
      <style:text-properties fo:color="#365f91" fo:font-style="italic" style:font-style-asian="italic" style:font-name-complex="Arial" style:font-size-complex="10pt" style:font-weight-complex="bold"/>
    </style:style>
    <style:style style:name="P4" style:family="paragraph" style:parent-style-name="Standard" style:list-style-name="WW8Num3">
      <style:paragraph-properties fo:line-height="100%"/>
      <style:text-properties fo:color="#365f91" fo:font-style="italic" style:font-style-asian="italic" style:font-name-complex="Arial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365f91" fo:font-size="11pt" fo:font-style="italic" style:font-size-asian="11pt" style:font-style-asian="italic" style:font-name-complex="Arial" style:font-size-complex="11pt" style:font-weight-complex="bold"/>
    </style:style>
    <style:style style:name="P6" style:family="paragraph" style:parent-style-name="Standard">
      <style:text-properties style:font-name-complex="Arial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-complex="Arial" style:font-weight-complex="bold"/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paragraph-properties fo:margin-top="0in" fo:margin-bottom="0in"/>
      <style:text-properties fo:font-size="12pt" fo:font-weight="bold" style:font-size-asian="12pt" style:font-weight-asian="bold" style:font-name-complex="Arial" style:font-weight-complex="bold"/>
    </style:style>
    <style:style style:name="P10" style:family="paragraph" style:parent-style-name="Standard">
      <style:paragraph-properties fo:margin-top="0in" fo:margin-bottom="0in" fo:text-align="justify" style:justify-single-word="false"/>
      <style:text-properties fo:font-size="12pt" fo:font-weight="bold" style:font-size-asian="12pt" style:font-weight-asian="bold" style:font-name-complex="Arial" style:font-weight-complex="bold"/>
    </style:style>
    <style:style style:name="P11" style:family="paragraph" style:parent-style-name="Standard">
      <style:paragraph-properties fo:margin-top="0in" fo:margin-bottom="0in"/>
      <style:text-properties style:font-name-complex="Arial" style:font-weight-complex="bold"/>
    </style:style>
    <style:style style:name="P12" style:family="paragraph" style:parent-style-name="Standard" style:master-page-name="Standard">
      <style:paragraph-properties fo:margin-top="0in" fo:margin-bottom="0in" style:page-number="auto"/>
      <style:text-properties fo:font-size="12pt" fo:font-weight="bold" style:font-size-asian="12pt" style:font-weight-asian="bold" style:font-name-complex="Arial" style:font-weight-complex="bold"/>
    </style:style>
    <style:style style:name="P13" style:family="paragraph" style:parent-style-name="Standard">
      <style:paragraph-properties fo:margin-top="0in" fo:margin-bottom="0.0835in" fo:line-height="100%" fo:text-align="center" style:justify-single-word="false" fo:hyphenation-ladder-count="no-limit"/>
      <style:text-properties fo:language="es" fo:country="ES" fo:font-weight="bold" style:language-asian="es" style:country-asian="ES" style:font-weight-asian="bold" style:font-name-complex="Arial" style:font-weight-complex="bold" fo:hyphenate="true" fo:hyphenation-remain-char-count="2" fo:hyphenation-push-char-count="2"/>
    </style:style>
    <style:style style:name="P14" style:family="paragraph" style:parent-style-name="Standard">
      <style:paragraph-properties fo:margin-top="0in" fo:margin-bottom="0.0835in" fo:line-height="100%" fo:text-align="center" style:justify-single-word="false" fo:hyphenation-ladder-count="no-limit"/>
      <style:text-properties fo:language="es" fo:country="ES" fo:font-weight="bold" style:language-asian="es" style:country-asian="ES" style:font-weight-asian="bold" style:font-name-complex="Arial" fo:hyphenate="true" fo:hyphenation-remain-char-count="2" fo:hyphenation-push-char-count="2"/>
    </style:style>
    <style:style style:name="P15" style:family="paragraph" style:parent-style-name="Standard">
      <style:paragraph-properties fo:margin-top="0in" fo:margin-bottom="0.0835in" fo:line-height="100%" fo:text-align="center" style:justify-single-word="false" fo:hyphenation-ladder-count="no-limit"/>
      <style:text-properties fo:language="es" fo:country="ES" style:language-asian="es" style:country-asian="ES" style:font-name-complex="Arial" fo:hyphenate="true" fo:hyphenation-remain-char-count="2" fo:hyphenation-push-char-count="2"/>
    </style:style>
    <style:style style:name="P16" style:family="paragraph" style:parent-style-name="Standard" style:list-style-name="WW8Num3">
      <style:paragraph-properties fo:margin-top="0.1665in" fo:margin-bottom="0.0835in" fo:line-height="100%"/>
      <style:text-properties fo:color="#365f91" fo:font-style="italic" style:font-style-asian="italic" style:font-name-complex="Arial" style:font-size-complex="10pt" style:font-weight-complex="bold"/>
    </style:style>
    <style:style style:name="P17" style:family="paragraph" style:parent-style-name="Standard" style:list-style-name="WW8Num2">
      <style:paragraph-properties fo:margin-top="0.1665in" fo:margin-bottom="0.0835in" fo:line-height="100%"/>
      <style:text-properties fo:color="#365f91" fo:font-style="italic" style:font-style-asian="italic" style:font-name-complex="Arial" style:font-size-complex="10pt" style:font-weight-complex="bold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fo:color="#365f91"/>
    </style:style>
    <style:style style:name="P19" style:family="paragraph" style:parent-style-name="Standard">
      <style:paragraph-properties fo:margin-left="0.4925in" fo:margin-right="0in" fo:line-height="100%" fo:text-indent="0in" style:auto-text-indent="false"/>
      <style:text-properties fo:color="#365f91"/>
    </style:style>
    <style:style style:name="P20" style:family="paragraph" style:parent-style-name="Standard">
      <style:paragraph-properties fo:margin-top="0.0835in" fo:margin-bottom="0.0835in" fo:line-height="100%" fo:text-align="justify" style:justify-single-word="false"/>
    </style:style>
    <style:style style:name="P21" style:family="paragraph" style:parent-style-name="Standard">
      <style:paragraph-properties fo:margin-top="0.0835in" fo:margin-bottom="0.0835in" fo:line-height="100%" fo:text-align="justify" style:justify-single-word="false"/>
      <style:text-properties fo:font-size="12pt" fo:font-weight="bold" style:font-size-asian="12pt" style:font-weight-asian="bold"/>
    </style:style>
    <style:style style:name="P22" style:family="paragraph" style:parent-style-name="Standard">
      <style:paragraph-properties fo:margin-top="0.0835in" fo:margin-bottom="0.0835in" fo:line-height="100%" fo:text-align="justify" style:justify-single-word="false"/>
      <style:text-properties fo:font-size="12pt" fo:font-weight="bold" style:font-size-asian="12pt" style:font-weight-asian="bold" style:font-name-complex="Arial" style:font-weight-complex="bold"/>
    </style:style>
    <style:style style:name="P23" style:family="paragraph" style:parent-style-name="Standard">
      <style:paragraph-properties fo:margin-top="0.0835in" fo:margin-bottom="0.0835in" fo:line-height="100%" fo:text-align="justify" style:justify-single-word="false"/>
      <style:text-properties fo:font-size="12pt" style:font-size-asian="12pt" style:font-name-complex="Arial" style:font-weight-complex="bold"/>
    </style:style>
    <style:style style:name="P24" style:family="paragraph" style:parent-style-name="Standard">
      <style:paragraph-properties fo:margin-top="0.0835in" fo:margin-bottom="0.0835in" fo:line-height="100%" fo:text-align="justify" style:justify-single-word="false"/>
      <style:text-properties fo:color="#365f91" fo:font-size="11pt" fo:language="es" fo:country="ES" fo:font-style="italic" style:font-size-asian="11pt" style:font-style-asian="italic" style:font-name-complex="Arial" style:font-size-complex="11pt" style:font-weight-complex="bold"/>
    </style:style>
    <style:style style:name="P25" style:family="paragraph" style:parent-style-name="Header">
      <style:paragraph-properties style:snap-to-layout-grid="false"/>
    </style:style>
    <style:style style:name="P26" style:family="paragraph" style:parent-style-name="Header">
      <style:paragraph-properties style:snap-to-layout-grid="false"/>
      <style:text-properties fo:font-size="16pt" fo:font-weight="normal" style:font-size-asian="16pt" style:font-weight-asian="normal" style:font-size-complex="16pt"/>
    </style:style>
    <style:style style:name="P27" style:family="paragraph" style:parent-style-name="Header">
      <style:paragraph-properties fo:text-align="justify" style:justify-single-word="false" style:snap-to-layout-grid="false"/>
      <style:text-properties fo:font-variant="normal" fo:text-transform="none" fo:color="#333399" fo:font-size="15pt" fo:language="es" fo:country="ES" style:font-size-asian="15pt" style:font-name-complex="Arial" style:font-size-complex="15pt" style:font-weight-complex="bold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tyle="italic" style:font-style-asian="italic" style:font-name-complex="Arial" style:font-size-complex="10pt" style:font-weight-complex="bold"/>
    </style:style>
    <style:style style:name="T3" style:family="text">
      <style:text-properties fo:color="#365f91" fo:font-size="11pt" fo:font-style="italic" style:font-size-asian="11pt" style:font-style-asian="italic" style:font-size-complex="11pt"/>
    </style:style>
    <style:style style:name="T4" style:family="text">
      <style:text-properties fo:color="#365f91" fo:font-size="11pt" fo:language="es" fo:country="ES" fo:font-style="italic" style:font-size-asian="11pt" style:font-style-asian="italic" style:font-size-complex="11pt"/>
    </style:style>
    <style:style style:name="T5" style:family="text">
      <style:text-properties fo:color="#365f91" fo:font-size="11pt" fo:language="es" fo:country="ES" fo:font-style="italic" style:font-size-asian="11pt" style:font-style-asian="italic" style:font-name-complex="Arial" style:font-size-complex="11pt" style:font-weight-complex="bold"/>
    </style:style>
    <style:style style:name="T6" style:family="text">
      <style:text-properties fo:color="#365f91" fo:font-style="italic" style:font-style-asian="italic" style:font-size-complex="10pt"/>
    </style:style>
    <style:style style:name="T7" style:family="text">
      <style:text-properties style:font-name="Humnst777 Lt BT" fo:font-size="12pt" style:letter-kerning="true" style:font-name-asian="DejaVu Sans" style:font-size-asian="12pt" style:language-asian="zxx" style:country-asian="none" style:font-name-complex="Humnst777 Lt BT"/>
    </style:style>
    <style:style style:name="T8" style:family="text">
      <style:text-properties fo:font-size="16pt" fo:font-weight="normal" style:font-size-asian="16pt" style:font-weight-asian="normal" style:font-size-complex="16pt"/>
    </style:style>
    <style:style style:name="fr1" style:family="graphic" style:parent-style-name="Frame">
      <style:graphic-properties fo:margin-left="0.098in" fo:margin-right="0.098in" style:wrap="dynamic" style:number-wrapped-paragraphs="1" style:vertical-pos="from-top" style:vertical-rel="page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in" fo:margin-right="0in" style:vertical-pos="top" style:vertical-rel="baseline" fo:background-color="#ffffff" style:background-transparency="0%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Fecha de la solicitud: </text:p>
      <text:p text:style-name="P9">Facultad: </text:p>
      <text:p text:style-name="P9">Centro: </text:p>
      <text:p text:style-name="P10">Nombre del Proyecto: </text:p>
      <text:p text:style-name="P10">Nombre del Producto: </text:p>
      <text:p text:style-name="P9">Versión:</text:p>
      <text:p text:style-name="P11"><text:span text:style-name="T1">Acuerdo: </text:span><text:span text:style-name="T3">[Debe especificarse el acuerdo por el que se comenzó el proyecto. Los tipos posibles son: VII Mixta, VIII Mixta, IX Mixta, X Mixta, Contrato, Acuerdo de Colaboración, Ninguno].</text:span></text:p>
      <text:p text:style-name="P11"><text:span text:style-name="T1">Descripción del proyecto: </text:span><text:span text:style-name="T3">[Debe hacerse una breve descripción del proyecto, desde el punto de vista del negocio].</text:span></text:p>
      <text:p text:style-name="P9"/>
      <text:p text:style-name="P11"><text:span text:style-name="T1">Clasificación del cliente: </text:span><text:span text:style-name="T3">[Proyecto de Exportación, Proyecto Nacional, Proyecto de Informatización UCI]</text:span></text:p>
      <text:p text:style-name="P9"><draw:frame draw:style-name="fr1" draw:name="Marco1" text:anchor-type="paragraph" svg:y="4.9902in" svg:width="6.8543in" draw:z-index="0"><draw:text-box fo:min-height="0.1457in"><table:table table:name="Tabla1" table:style-name="Tabla1"><table:table-column table:style-name="Tabla1.A"/><table:table-column table:style-name="Tabla1.B"/><table:table-column table:style-name="Tabla1.C"/><table:table-column table:style-name="Tabla1.D"/><table:table-column table:style-name="Tabla1.E"/><table:table-column table:style-name="Tabla1.F"/><table:table-column table:style-name="Tabla1.G"/><table:table-row table:style-name="Tabla1.1"><table:table-cell table:style-name="Tabla1.A1" office:value-type="string"><text:p text:style-name="P13">Artefacto</text:p></table:table-cell><table:table-cell table:style-name="Tabla1.A1" office:value-type="string"><text:p text:style-name="P14">Tipo de artefacto</text:p></table:table-cell><table:table-cell table:style-name="Tabla1.A1" office:value-type="string"><text:p text:style-name="P14">Versión</text:p></table:table-cell><table:table-cell table:style-name="Tabla1.A1" office:value-type="string"><text:p text:style-name="P14">Cantidad de páginas</text:p></table:table-cell><table:table-cell table:style-name="Tabla1.A1" office:value-type="string"><text:p text:style-name="P14">Cantidad CU o <text:s/>Requisitos <text:s/>Complejidad Alta</text:p></table:table-cell><table:table-cell table:style-name="Tabla1.A1" office:value-type="string"><text:p text:style-name="P14">Cantidad <text:s/>CU o <text:s/>Requisitos <text:s/>Complejidad Media</text:p></table:table-cell><table:table-cell table:style-name="Tabla1.G1" office:value-type="string"><text:p text:style-name="P14">Cantidad <text:s/>CU o <text:s/>Requisitos <text:s/>Complejidad Baja</text:p></table:table-cell></table:table-row><table:table-row table:style-name="Tabla1.1"><table:table-cell table:style-name="Tabla1.A2" office:value-type="string"><text:p text:style-name="P15">Especificación de Requisitos</text:p></table:table-cell><table:table-cell table:style-name="Tabla1.B2" office:value-type="string"><text:p text:style-name="P15">Documentación</text:p></table:table-cell><table:table-cell table:style-name="Tabla1.C2" office:value-type="string"><text:p text:style-name="P15">1.0</text:p></table:table-cell><table:table-cell table:style-name="Tabla1.D2" office:value-type="string"><text:p text:style-name="P15">20 </text:p></table:table-cell><table:table-cell table:style-name="Tabla1.E2" office:value-type="string"><text:p text:style-name="P15">-</text:p></table:table-cell><table:table-cell table:style-name="Tabla1.F2" office:value-type="string"><text:p text:style-name="P15">-</text:p></table:table-cell><table:table-cell table:style-name="Tabla1.G2" office:value-type="string"><text:p text:style-name="P15">-</text:p></table:table-cell></table:table-row><table:table-row table:style-name="Tabla1.1"><table:table-cell table:style-name="Tabla1.A3" office:value-type="string"><text:p text:style-name="P15">Portal Web de la UCI</text:p></table:table-cell><table:table-cell table:style-name="Tabla1.B3" office:value-type="string"><text:p text:style-name="P15">Portal Web</text:p></table:table-cell><table:table-cell table:style-name="Tabla1.C3" office:value-type="string"><text:p text:style-name="P15">2.0</text:p></table:table-cell><table:table-cell table:style-name="Tabla1.D3" office:value-type="string"><text:p text:style-name="P15">-</text:p></table:table-cell><table:table-cell table:style-name="Tabla1.E3" office:value-type="string"><text:p text:style-name="P15">5</text:p></table:table-cell><table:table-cell table:style-name="Tabla1.F3" office:value-type="string"><text:p text:style-name="P15">-</text:p></table:table-cell><table:table-cell table:style-name="Tabla1.G3" office:value-type="string"><text:p text:style-name="P15">3</text:p></table:table-cell></table:table-row><table:table-row table:style-name="Tabla1.1"><table:table-cell table:style-name="Tabla1.A4" office:value-type="string"><text:p text:style-name="P15">Módulo X</text:p></table:table-cell><table:table-cell table:style-name="Tabla1.B4" office:value-type="string"><text:p text:style-name="P15">Aplicación de escritorio</text:p></table:table-cell><table:table-cell table:style-name="Tabla1.C4" office:value-type="string"><text:p text:style-name="P15">2.1</text:p></table:table-cell><table:table-cell table:style-name="Tabla1.D4" office:value-type="string"><text:p text:style-name="P15">-</text:p></table:table-cell><table:table-cell table:style-name="Tabla1.E4" office:value-type="string"><text:p text:style-name="P15">9</text:p></table:table-cell><table:table-cell table:style-name="Tabla1.F4" office:value-type="string"><text:p text:style-name="P15">2</text:p></table:table-cell><table:table-cell table:style-name="Tabla1.G4" office:value-type="string"><text:p text:style-name="P15">4</text:p></table:table-cell></table:table-row></table:table></draw:text-box></draw:frame>Artefactos a liberar:</text:p>
      <text:list xml:id="list1772764698" text:style-name="WW8Num3">
        <text:list-item>
          <text:p text:style-name="P16">Clasificaciones para Tipo de artefacto:</text:p>
        </text:list-item>
      </text:list>
      <text:list xml:id="list747029266" text:style-name="WW8Num2">
        <text:list-item>
          <text:p text:style-name="P17">Documentación.</text:p>
        </text:list-item>
        <text:list-item>
          <text:p text:style-name="P3">Multimedia.</text:p>
        </text:list-item>
        <text:list-item>
          <text:p text:style-name="P3">Juegos.</text:p>
        </text:list-item>
        <text:list-item>
          <text:p text:style-name="P3"><text:soft-page-break/>Simuladores.</text:p>
        </text:list-item>
        <text:list-item>
          <text:p text:style-name="P3">Aplicación WEB.</text:p>
        </text:list-item>
        <text:list-item>
          <text:p text:style-name="P3">Aplicación de escritorio.</text:p>
        </text:list-item>
        <text:list-item>
          <text:p text:style-name="P3">Aplicación WAP.</text:p>
        </text:list-item>
        <text:list-item>
          <text:p text:style-name="P3">Portal WEB.</text:p>
        </text:list-item>
      </text:list>
      <text:list xml:id="list1207811368" text:continue-list="list1772764698" text:style-name="WW8Num3">
        <text:list-item>
          <text:p text:style-name="P4">CU ó Requisitos Complejidad Alta: Más de 30 Transacciones.</text:p>
        </text:list-item>
      </text:list>
      <text:p text:style-name="P19"><text:span text:style-name="T2">CU ó Requisitos Complejidad Media:</text:span><text:span text:style-name="T7"> </text:span><text:span text:style-name="T2">De 11 a 30 Transacciones.</text:span></text:p>
      <text:p text:style-name="P18"><text:span text:style-name="T2">CU ó Requisitos Complejidad Baja:</text:span><text:span text:style-name="T7"> </text:span><text:span text:style-name="T2">De 1 a 10 Transacciones.</text:span></text:p>
      <text:p text:style-name="P7"><text:span text:style-name="T1">Capacidad HDD PC Cliente en GB: </text:span><text:span text:style-name="T3">Capacidad en GB que se necesita en el disco duro de las PC cliente.</text:span></text:p>
      <text:p text:style-name="P7"><text:span text:style-name="T1">Memoria RAM PC Cliente: </text:span><text:span text:style-name="T3">Memoria</text:span><text:span text:style-name="T6"> </text:span><text:span text:style-name="T3">RAM que se necesita en las PC cliente.</text:span></text:p>
      <text:p text:style-name="P7"><text:span text:style-name="T1">SO PC Cliente: </text:span><text:span text:style-name="T3">Debe especificarse el(los) sistema(s) operativo(s) que deben tener las PC cliente.</text:span></text:p>
      <text:p text:style-name="P7"><text:span text:style-name="T1">Navegador Web: </text:span><text:span text:style-name="T3">En caso de ser una aplicación web debe precisarse el o los navegadores a través de los cuales debe accederse a la aplicación.</text:span></text:p>
      <text:p text:style-name="P7"><text:span text:style-name="T1">Capacidad HDD Servidor en GB: </text:span><text:span text:style-name="T3">Capacidad en GB que se necesita en el disco duro del servidor.</text:span></text:p>
      <text:p text:style-name="P7"><text:span text:style-name="T1">Memoria RAM Servidor: </text:span><text:span text:style-name="T3">Memoria RAM que se necesita en el servidor.</text:span></text:p>
      <text:p text:style-name="P7"><text:span text:style-name="T1">SO Servidor: </text:span><text:span text:style-name="T3">Debe especificarse el sistema operativo que debe tener el servidor.</text:span></text:p>
      <text:p text:style-name="P7"><text:span text:style-name="T1">Gestor de BD: </text:span><text:span text:style-name="T3">Gestor de Base de Datos que utiliza el proyecto.</text:span></text:p>
      <text:p text:style-name="P7"><text:span text:style-name="T1">Otros requisitos de HW y SW: </text:span><text:span text:style-name="T3">Otros requisitos más específicos de hardware y software que se necesiten, tanto para las PC cliente como para los servidores. En este espacio deben precisarse los periféricos que sean necesarios (impresoras, escáner, lector de huellas o de código de barra, tablet de firma, etc.).</text:span></text:p>
      <text:p text:style-name="P22">Otras precisiones que el proyecto considere necesarias o importantes para el desarrollo de la prueba de liberación.</text:p>
      <text:p text:style-name="P23"/>
      <text:p text:style-name="P5"><text:soft-page-break/></text:p>
      <text:p text:style-name="P6"><text:span text:style-name="T1">Fecha de entrega del producto para su revisión: </text:span><text:span text:style-name="T4">[Se precisa la fecha en la que el proyecto tiene listos los artefactos para comenzar la prueba].</text:span></text:p>
      <text:p text:style-name="P6"><text:span text:style-name="T1">Fecha de aceptación del producto según cronograma: </text:span><text:span text:style-name="T4">[Se precisa la fecha que por cronograma está prevista la aceptación de los artefactos por el cliente].</text:span></text:p>
      <text:p text:style-name="P1"/>
      <text:p text:style-name="P1">Nombre y apellidos del solicitante: </text:p>
      <text:p text:style-name="P1">Cargo: </text:p>
      <text:p text:style-name="P1">Teléfono de localización: </text:p>
      <text:p text:style-name="P2"/>
      <text:p text:style-name="P2">Firma del Solicitante: ________________________________</text:p>
      <text:p text:style-name="P21"/>
      <text:p text:style-name="P20"><text:span text:style-name="T1">Proceso de pruebas anteriores realizadas a los artefactos:</text:span><text:span text:style-name="T5"> [Se precisa si se realizó proceso de pruebas internas, a nivel de Centro o de otro tipo].</text:span></text:p>
      <text:p text:style-name="P24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umnst777 Lt BT" svg:font-family="'Humnst777 Lt BT', 'Times New Roman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HG Mincho Light J" svg:font-family="'HG Mincho Light J', 'Times New Roman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fo:line-height="150%" fo:orphans="2" fo:widows="2" fo:hyphenation-ladder-count="no-limit" style:writing-mode="lr-tb"/>
      <style:text-properties style:use-window-font-color="true" style:font-name="Arial" fo:font-size="10pt" fo:language="es" fo:country="ES" style:font-name-asian="Times New Roman1" style:font-size-asian="10pt" style:font-name-complex="Arial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name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835in" fo:text-align="start" style:justify-single-word="false" fo:keep-with-next="always"/>
      <style:text-properties fo:font-size="14pt" fo:font-weight="bold" style:letter-kerning="true" style:font-size-asian="14pt" style:font-weight-asian="bold" style:font-name-complex="Arial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835in" fo:keep-with-next="always"/>
      <style:text-properties fo:font-size="12pt" fo:font-weight="bold" style:font-size-asian="12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835in" fo:margin-bottom="0.0835in" fo:keep-with-next="always"/>
      <style:text-properties fo:font-size="11pt" fo:font-weight="bold" style:font-size-asian="11pt" style:font-weight-asian="bold" style:font-name-complex="Arial" style:font-size-complex="13pt" style:font-weight-complex="bold"/>
    </style:style>
    <style:style style:name="Heading_20__28_user_29_" style:display-name="Heading (user)" style:family="paragraph" style:parent-style-name="Standard" style:next-style-name="Text_20_body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Caption_20__28_user_29_" style:display-name="Caption (user)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</style:style>
    <style:style style:name="Encabezado1" style:family="paragraph" style:parent-style-name="Standard" style:next-style-name="Text_20_body">
      <style:paragraph-properties fo:margin-top="0.1665in" fo:margin-bottom="0.0835in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Header" style:family="paragraph" style:parent-style-name="Standard" style:class="extra">
      <style:paragraph-properties fo:margin-top="0in" fo:margin-bottom="0in" fo:line-height="100%" fo:text-align="start" style:justify-single-word="false">
        <style:tab-stops>
          <style:tab-stop style:position="3in" style:type="center"/>
          <style:tab-stop style:position="6in" style:type="right"/>
        </style:tab-stops>
      </style:paragraph-properties>
      <style:text-properties fo:text-transform="uppercase" fo:color="#000080" fo:font-size="12pt" fo:font-weight="bold" style:font-size-asian="12pt" style:font-weight-asian="bold"/>
    </style:style>
    <style:style style:name="Footer" style:family="paragraph" style:parent-style-name="Standard" style:class="extra">
      <style:paragraph-properties fo:margin-top="0.0417in" fo:margin-bottom="0.0835in" fo:line-height="100%">
        <style:tab-stops>
          <style:tab-stop style:position="3in" style:type="center"/>
          <style:tab-stop style:position="6in" style:type="right"/>
        </style:tab-stops>
      </style:paragraph-properties>
      <style:text-properties fo:font-size="8pt" style:font-size-asian="8pt"/>
    </style:style>
    <style:style style:name="tt" style:family="paragraph" style:parent-style-name="Standard">
      <style:paragraph-properties fo:line-height="100%" fo:text-align="start" style:justify-single-word="false"/>
      <style:text-properties fo:font-size="7pt" style:font-size-asian="7pt" style:font-size-complex="7pt"/>
    </style:style>
    <style:style style:name="Nombres" style:family="paragraph" style:parent-style-name="Standard">
      <style:paragraph-properties fo:margin-top="0in" fo:margin-bottom="0.0417in" fo:line-height="100%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" style:family="paragraph" style:parent-style-name="Nombres" style:class="extra">
      <style:paragraph-properties fo:margin-top="0.0835in" fo:margin-bottom="0.0835in" fo:text-align="justify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_20__28_user_29_" style:display-name="Frame contents (user)" style:family="paragraph" style:parent-style-name="Text_20_body"/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Verdana" style:font-name-asian="Times New Roman1" style:font-name-complex="Times New Roman1"/>
    </style:style>
    <style:style style:name="Fuente_20_de_20_párrafo_20_predeter." style:display-name="Fuente de párrafo predeter." style:family="text"/>
    <style:style style:name="Absatz-Standardschriftart" style:family="text"/>
    <style:style style:name="WW-Absatz-Standardschriftart" style:family="text"/>
    <style:style style:name="Fuente_20_de_20_párrafo_20_predeter.1" style:display-name="Fuente de párrafo predeter.1" style:family="text"/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4z2" style:family="text">
      <style:text-properties style:font-name="Wingdings" style:font-name-complex="Wingdings"/>
    </style:style>
    <style:style style:name="WW8Num4z4" style:family="text">
      <style:text-properties style:font-name="Courier New" style:font-name-complex="Courier New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7z0" style:family="text">
      <style:text-properties style:font-name="Symbol" style:font-name-asian="Times New Roman1" style:font-name-complex="Times New Roman1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9z0" style:family="text">
      <style:text-properties style:font-name="Times New Roman1" style:font-name-asian="Times New Roman1" style:font-name-complex="Times New Roman1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2z0" style:family="text">
      <style:text-properties style:font-name="Verdana" style:font-name-asian="Times New Roman1" style:font-name-complex="Times New Roman1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Verdana" style:font-name-asian="Times New Roman1" style:font-name-complex="Times New Roman1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3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2" style:family="table">
      <style:table-properties style:width="6.709in" fo:margin-left="-0.075in" table:align="left" style:writing-mode="lr-tb"/>
    </style:style>
    <style:style style:name="Tabla2.A" style:family="table-column">
      <style:table-column-properties style:column-width="2.175in"/>
    </style:style>
    <style:style style:name="Tabla2.B" style:family="table-column">
      <style:table-column-properties style:column-width="4.534in"/>
    </style:style>
    <style:style style:name="Tabla2.1" style:family="table-row">
      <style:table-row-properties style:row-height="0.3292in" fo:keep-together="always"/>
    </style:style>
    <style:style style:name="Tabla2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a2.B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a2.2" style:family="table-row">
      <style:table-row-properties style:min-row-height="0.3229in" fo:keep-together="always"/>
    </style:style>
    <style:style style:name="Tabla2.B2" style:family="table-cell">
      <style:table-cell-properties style:vertical-align="bottom" fo:padding-left="0.075in" fo:padding-right="0.075in" fo:padding-top="0in" fo:padding-bottom="0in" fo:border-left="1pt solid #000080" fo:border-right="none" fo:border-top="none" fo:border-bottom="none" style:writing-mode="lr-tb"/>
    </style:style>
    <style:style style:name="MP1" style:family="paragraph" style:parent-style-name="Header">
      <style:paragraph-properties style:snap-to-layout-grid="false"/>
    </style:style>
    <style:style style:name="MP2" style:family="paragraph" style:parent-style-name="Header">
      <style:paragraph-properties style:snap-to-layout-grid="false"/>
      <style:text-properties fo:font-size="16pt" fo:font-weight="normal" style:font-size-asian="16pt" style:font-weight-asian="normal" style:font-size-complex="16pt"/>
    </style:style>
    <style:style style:name="MP3" style:family="paragraph" style:parent-style-name="Standard">
      <style:paragraph-properties style:snap-to-layout-grid="false"/>
    </style:style>
    <style:style style:name="MP4" style:family="paragraph" style:parent-style-name="Header">
      <style:paragraph-properties fo:text-align="justify" style:justify-single-word="false" style:snap-to-layout-grid="false"/>
      <style:text-properties fo:font-variant="normal" fo:text-transform="none" fo:color="#333399" fo:font-size="15pt" fo:language="es" fo:country="ES" style:font-size-asian="15pt" style:font-name-complex="Arial" style:font-size-complex="15pt" style:font-weight-complex="bold"/>
    </style:style>
    <style:style style:name="Mfr1" style:family="graphic" style:parent-style-name="Graphics">
      <style:graphic-properties fo:margin-left="0in" fo:margin-right="0in" style:vertical-pos="top" style:vertical-rel="baseline" fo:background-color="#ffffff" style:background-transparency="0%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5in" fo:margin-bottom="0.7874in" fo:margin-left="1.1811in" fo:margin-right="0.9846in" fo:background-color="#ffffff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965in" fo:margin-bottom="0.9575in" style:dynamic-spacing="true"/>
      </style:header-style>
      <style:footer-style>
        <style:header-footer-properties fo:min-height="0.1791in" fo:margin-top="0.14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.4965in" fo:margin-bottom="0.9665in" fo:margin-left="1.1811in" fo:margin-right="0.9846in" fo:background-color="#ffffff" style:writing-mode="lr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table:number-rows-spanned="2" office:value-type="string">
              <text:p text:style-name="MP1"><draw:frame draw:style-name="Mfr1" draw:name="gráficos1" text:anchor-type="as-char" svg:width="1.7917in" svg:height="1.1354in" draw:z-index="3"><draw:image xlink:href="Pictures/10000000000000AC0000006DBA3E4443.jpg" xlink:type="simple" xlink:show="embed" xlink:actuate="onLoad"/></draw:frame></text:p>
            </table:table-cell>
            <table:table-cell table:style-name="Tabla2.B1" office:value-type="string">
              <text:p text:style-name="MP2"/>
            </table:table-cell>
          </table:table-row>
          <table:table-row table:style-name="Tabla2.2">
            <table:covered-table-cell/>
            <table:table-cell table:style-name="Tabla2.B2" office:value-type="string">
              <text:p text:style-name="MP4">SOLICITUD DE SERVICIO DE LIBERACIÓN DE PRODUCTOS DEL DESARROLLO DE SOFTWARE</text:p>
            </table:table-cell>
          </table:table-row>
        </table:table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portacion</dc:title>
    <meta:initial-creator>Heney Diaz Perez</meta:initial-creator>
    <meta:creation-date>2011-01-31T16:05:00</meta:creation-date>
    <dc:creator>Tayché Capote García</dc:creator>
    <dc:date>2011-01-31T16:26:00</dc:date>
    <meta:print-date>2006-05-04T18:58:00</meta:print-date>
    <meta:editing-cycles>4</meta:editing-cycles>
    <meta:editing-duration>PT20M</meta:editing-duration>
    <meta:document-statistic meta:table-count="2" meta:image-count="1" meta:object-count="0" meta:page-count="3" meta:paragraph-count="69" meta:word-count="477" meta:character-count="2935" meta:non-whitespace-character-count="2518"/>
    <meta:generator>LibreOffice/3.5$Linux_x86 LibreOffice_project/350m1$Build-2</meta:generator>
    <meta:user-defined meta:name="Información 1"/>
    <meta:user-defined meta:name="Información 2"/>
    <meta:user-defined meta:name="Información 3"/>
    <meta:user-defined meta:name="Información 4"/>
  </office:meta>
</office:document-meta>
</file>